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9ade6"/>
    </style:style>
    <style:style style:name="P3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<text:span text:style-name="Strong_20_Emphasis">Oggi:</text:span> Leggi cos'è SRE e guarda qualche video introduttivo.</text:p>
        </text:list-item>
        <text:list-item>
          <text:p text:style-name="P1"><text:span text:style-name="Strong_20_Emphasis">Domani:</text:span> Impara Docker (crea un container semplice).</text:p>
        </text:list-item>
        <text:list-item>
          <text:p text:style-name="P1"><text:span text:style-name="Strong_20_Emphasis">Lunedì:</text:span> Studia Git e CI/CD (prova a fare un pipeline).</text:p>
        </text:list-item>
        <text:list-item>
          <text:p text:style-name="P1"><text:span text:style-name="Strong_20_Emphasis">Martedì:</text:span> Ripassa e prepara domande per l'intervista.</text:p>
        </text:list-item>
      </text:list>
      <text:p text:style-name="Standard"/>
      <text:p text:style-name="Standard"/>
      <text:h text:style-name="Heading_20_3" text:outline-level="3"><text:span text:style-name="Strong_20_Emphasis">Come prepararsi per SRE senza esperienza DevOps?</text:span></text:h>
      <text:list text:style-name="L2">
        <text:list-item>
          <text:p text:style-name="P3"><text:span text:style-name="Strong_20_Emphasis">Impara i concetti base di DevOps</text:span> (CI/CD, Docker, Kubernetes).</text:p>
        </text:list-item>
        <text:list-item>
          <text:p text:style-name="P3"><text:span text:style-name="Strong_20_Emphasis">Studia monitoring</text:span> (Prometheus, Grafana).</text:p>
        </text:list-item>
        <text:list-item>
          <text:p text:style-name="P3"><text:span text:style-name="Strong_20_Emphasis">Approfondisci le metriche SRE</text:span> (Error Budget, SLA/SLO/SLI).</text:p>
        </text:list-item>
        <text:list-item>
          <text:p text:style-name="P3"><text:span text:style-name="Strong_20_Emphasis">Fai pratica con Python/Bash</text:span> per automazione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20:15:34.614780838</meta:creation-date>
    <dc:date>2025-07-10T20:48:31.232183324</dc:date>
    <meta:editing-duration>PT32M5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74" meta:character-count="482" meta:non-whitespace-character-count="425"/>
  </office:meta>
</office:document-meta>
</file>